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fo:font-weight="bold" style:font-weight-asian="bold"/>
    </style:style>
    <style:style style:name="P3" style:family="paragraph" style:parent-style-name="List_20_Paragraph">
      <style:text-properties fo:color="#ff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in" fo:line-height="100%" fo:text-align="center" style:justify-single-word="false"/>
    </style:style>
    <style:style style:name="P6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un Facts:</text:p>
      <text:p text:style-name="P5"><text:span text:style-name="T1">M2: GLOBULAR CLUSTER</text:span></text:p>
      <text:p text:style-name="P4">Computer Code: <text:s text:c="6"/>M2</text:p>
      <text:list xml:id="list466234101290705554" text:style-name="WWNum1">
        <text:list-item>
          <text:p text:style-name="P1"><text:span text:style-name="T2">Other Names:</text:span></text:p>
          <text:list>
            <text:list-item>
              <text:p text:style-name="P1">NGC 7089</text:p>
            </text:list-item>
          </text:list>
        </text:list-item>
      </text:list>
      <text:p text:style-name="P2"/>
      <text:list xml:id="list41771724" text:continue-numbering="true" text:style-name="WWNum1">
        <text:list-item>
          <text:p text:style-name="P1"><text:span text:style-name="T2">Location:</text:span></text:p>
          <text:list>
            <text:list-item>
              <text:p text:style-name="P1">RA:<text:tab/>21<text:span text:style-name="T3">h</text:span> 34<text:span text:style-name="T3">m</text:span> 2<text:span text:style-name="T3">s</text:span><text:tab/></text:p>
            </text:list-item>
            <text:list-item>
              <text:p text:style-name="P1">Dec:<text:tab/>-00<text:span text:style-name="T4">⁰</text:span> 45’</text:p>
            </text:list-item>
          </text:list>
        </text:list-item>
      </text:list>
      <text:p text:style-name="P3"/>
      <text:list xml:id="list41756918" text:continue-numbering="true" text:style-name="WWNum1">
        <text:list-item>
          <text:p text:style-name="P1"><text:span text:style-name="T2">Basics:</text:span></text:p>
          <text:list>
            <text:list-item>
              <text:p text:style-name="P1">Description: globular cluster in Aquarius</text:p>
            </text:list-item>
            <text:list-item>
              <text:p text:style-name="P1">Visual Magnitude: +6.46</text:p>
              <text:list>
                <text:list-item>
                  <text:p text:style-name="P1">It is just visible to the naked eye under extremely good conditions. <text:s/>Binoculars &amp; small telescopes will see the object, but not resolve it to stars. <text:s/>Large telescopes will resolve it to stars, the brightest of which are magnitude 13.1.</text:p>
                </text:list-item>
              </text:list>
            </text:list-item>
            <text:list-item>
              <text:p text:style-name="P1">Apparent Size: 2.1 arcminutes </text:p>
            </text:list-item>
            <text:list-item>
              <text:p text:style-name="P1">Distance: 33,000 light years away, well beyond the center of the Milky Way.</text:p>
              <text:list>
                <text:list-item>
                  <text:p text:style-name="P1">It is about 171,000 light years from the galactic center.</text:p>
                </text:list-item>
                <text:list-item>
                  <text:p text:style-name="P1">It is about 165,000 light years above and below the galactic plane.</text:p>
                </text:list-item>
                <text:list-item>
                  <text:p text:style-name="P1">It is approaching us at about 3 miles/second.</text:p>
                </text:list-item>
              </text:list>
            </text:list-item>
            <text:list-item>
              <text:p text:style-name="P1">Diameter: 175 light years across</text:p>
            </text:list-item>
          </text:list>
        </text:list-item>
      </text:list>
      <text:p text:style-name="List_20_Paragraph"/>
      <text:list xml:id="list41765916" text:continue-numbering="true" text:style-name="WWNum1">
        <text:list-item>
          <text:p text:style-name="P1"><text:span text:style-name="T2">History:</text:span></text:p>
          <text:list>
            <text:list-item>
              <text:p text:style-name="P1">First discovered by 1746 by Jean Dominique Maraldi while observing a comet with Jacques Cassini.</text:p>
            </text:list-item>
            <text:list-item>
              <text:p text:style-name="P1">Charles Messier rediscovered it in 1760, but described it as a “nebula without stars.”</text:p>
            </text:list-item>
            <text:list-item>
              <text:p text:style-name="P1">William Herschel was the first to resolve it into individual stars in 1783. <text:s/>He described it as, “like a heap of fine sand!”</text:p>
            </text:list-item>
          </text:list>
        </text:list-item>
      </text:list>
      <text:p text:style-name="P3"><text:soft-page-break/></text:p>
      <text:list xml:id="list41776977" text:continue-numbering="true" text:style-name="WWNum1">
        <text:list-item>
          <text:p text:style-name="P1"><text:span text:style-name="T2">Other Notes:</text:span></text:p>
          <text:list>
            <text:list-item>
              <text:p text:style-name="P1">It is one of the largest known globular clusters with a dense, rich inner core. <text:s/>The central core has a diameter of only about 3.7 light years across. <text:s/></text:p>
            </text:list-item>
            <text:list-item>
              <text:p text:style-name="P1">Its tidal radius is about 233 light years, which means that is the distance from its center that it would start losing stars to the Milky Way’s gravitational pull. <text:s/>Everything inside that radius is bound together gravitationally in this cluster. <text:s/></text:p>
            </text:list-item>
            <text:list-item>
              <text:p text:style-name="P1">The cluster contains about 150,000 stars, including 21 known variable stars. <text:s/>Most of its brightest stars are yellow and red giants.</text:p>
            </text:list-item>
            <text:list-item>
              <text:p text:style-name="P1">It is fairly symmetrical, with a slight north-south elongation making it look elliptical. </text:p>
            </text:list-item>
            <text:list-item>
              <text:p text:style-name="P1">Its estimated age is about 13 billion years old.</text:p>
            </text:list-item>
            <text:list-item>
              <text:p text:style-name="P1">If you want a challenge in a larger telescope, look for the darker dust lane that crosses through the northeast section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d Langdon</meta:initial-creator>
    <meta:editing-cycles>10</meta:editing-cycles>
    <meta:creation-date>2016-11-18T12:11:00</meta:creation-date>
    <dc:date>2016-11-19T21:59:37.40</dc:date>
    <meta:editing-duration>PT1M36S</meta:editing-duration>
    <meta:generator>OpenOffice/4.1.3$Win32 OpenOffice.org_project/413m1$Build-9783</meta:generator>
    <meta:document-statistic meta:table-count="0" meta:image-count="0" meta:object-count="0" meta:page-count="2" meta:paragraph-count="29" meta:word-count="335" meta:character-count="18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